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P2" style:family="paragraph" style:parent-style-name="Footer">
      <style:text-properties fo:font-size="14pt" officeooo:rsid="0000b077" officeooo:paragraph-rsid="0000b077" style:font-size-asian="12.25pt" style:font-size-complex="14pt"/>
    </style:style>
    <style:style style:name="P3" style:family="paragraph" style:parent-style-name="Standard">
      <style:paragraph-properties fo:text-align="justify" style:justify-single-word="false"/>
      <style:text-properties fo:font-size="17.5pt" officeooo:rsid="0000b077" officeooo:paragraph-rsid="0000b077" style:font-size-asian="15.3000001907349pt" style:font-size-complex="17.5pt"/>
    </style:style>
    <style:style style:name="P4" style:family="paragraph" style:parent-style-name="Standard">
      <style:paragraph-properties fo:text-align="justify" style:justify-single-word="false"/>
      <style:text-properties fo:font-size="16pt" officeooo:rsid="0001e2f3" officeooo:paragraph-rsid="0006b4ef" style:font-size-asian="14pt" style:font-size-complex="16pt"/>
    </style:style>
    <style:style style:name="T1" style:family="text">
      <style:text-properties officeooo:rsid="000396b5"/>
    </style:style>
    <style:style style:name="T2" style:family="text">
      <style:text-properties officeooo:rsid="0006b4ef"/>
    </style:style>
    <style:style style:name="T3" style:family="text">
      <style:text-properties officeooo:rsid="000a43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mo paragrafo: Struttura e Metrica</text:p>
      <text:p text:style-name="P3"/>
      <text:p text:style-name="P4">Il testo ci viene presentato dallo stesso Cavalcanti, come una ballata, ma con particolarità che la distinguono da essa, dando al testo una sfumatura diversa rispetto al<text:span text:style-name="T1">la</text:span> classic<text:span text:style-name="T1">a</text:span> metr<text:span text:style-name="T1">ica</text:span> della ballata. <text:span text:style-name="T1">Rispetto ad essa, in questo testo viene aumentato il numero di versi che supera i normali quattro per arrivare a sei nella ripresa, e sempre in essa, troviamo l'anomalia di avere cinque settenari dove solitamente troviamo endecasillabi. La fronte delle quattro stanze di dieci versi è composta da endecasillabi scindibili in due piedi ciascuno, mentre il sirma che si compone di un endecasillabo e cinque settenari con lo stesso schema della ripresa. Sirma e fronte sono giunti da un endecasillabo di attacco di schema Bccddx, che lo rende non correlato nella ripresa, ma richiamato nel primo verso della prima stanza. Il verso conclusivo di ogni stanza rima con quello corrispondente della ripresa.</text:span></text:p>
      <text:p text:style-name="P4"/>
      <text:p text:style-name="P4"><text:span text:style-name="T2">Secondo paragrafo: Analisi Stilistica</text:span></text:p>
      <text:p text:style-name="P4"/>
      <text:p text:style-name="P4"><text:span text:style-name="T2">L'alternarsi di versi lunghi e brevi, ed l'uso di rime alternate nella fronte al contrario di quelle della sirma che sono baciate, da l'impressione che Cavalcanti, in tono dismesso, prima ci presenti il suo ragionamento, per poi sospirare. Viene fatto uso di <text:s/>uno stile, come per ogni buon stilnovista, dolce, assonante e pulito, in modo tale che sia scorrevole ben ritma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00b077" officeooo:paragraph-rsid="0000b077" style:font-size-asian="17.5pt" style:font-size-complex="20pt"/>
    </style:style>
    <style:style style:name="MP2" style:family="paragraph" style:parent-style-name="Footer">
      <style:text-properties fo:font-size="14pt" officeooo:rsid="0000b077" officeooo:paragraph-rsid="0000b077" style:font-size-asian="12.25pt" style:font-size-complex="14pt"/>
    </style:style>
    <style:style style:name="MT1" style:family="text">
      <style:text-properties officeooo:rsid="000a43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isi del testo di “Perch'i' no spero di tornar giammai” di Guido Cavalcanti</text:p>
      </style:header>
      <style:footer>
        <text:p text:style-name="MP2">Autore: Francesco Bonanno (aka mibofra aka Eli). Testo rilasciato sotto licenza Creative Commons (CC0 1.0 Universal). Versione 0.1prealpha<text:span text:style-name="MT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3:20:28.895739602</meta:creation-date>
    <dc:date>2014-10-16T22:23:32.367283856</dc:date>
    <meta:editing-duration>PT2H48M50S</meta:editing-duration>
    <meta:editing-cycles>3</meta:editing-cycles>
    <meta:generator>LibreOffice/4.2.1.1$Linux_x86 LibreOffice_project/420m0$Build-1</meta:generator>
    <meta:document-statistic meta:table-count="0" meta:image-count="0" meta:object-count="0" meta:page-count="1" meta:paragraph-count="6" meta:word-count="244" meta:character-count="1568" meta:non-whitespace-character-count="1328"/>
  </office:meta>
</office:document-meta>
</file>